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4"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style-name="ce3"/>
          <table:table-cell/>
          <table:table-cell table:style-name="ce5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::Article</text:p>
          </table:table-cell>
          <table:table-cell table:style-name="ce3"/>
          <table:table-cell/>
          <table:table-cell table:style-name="ce5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Folder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Layout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Navigation</text:p>
          </table:table-cell>
          <table:table-cell table:style-name="ce3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helf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Archiv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Topic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3"/>
          <table:table-cell table:number-columns-repeated="2"/>
          <table:table-cell office:value-type="string">
            <text:p>??</text:p>
          </table:table-cell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WikiMaste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0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09T10:47:21</dc:date>
    <dc:creator>colink </dc:creator>
    <meta:editing-duration>PT02H09M56S</meta:editing-duration>
    <meta:editing-cycles>9</meta:editing-cycles>
    <meta:document-statistic meta:table-count="1" meta:cell-count="67" meta:object-count="0"/>
  </office:meta>
</office:document-meta>
</file>